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3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min-row-height="0.45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min-row-height="0.3cm"/>
    </style:style>
    <style:style style:name="Tabella2.6" style:family="table-row">
      <style:table-row-properties style:min-row-height="0.21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49cm" fo:border-left="0.05pt solid #000000" fo:border-right="none" fo:border-top="none" fo:border-bottom="0.05pt solid #000000"/>
    </style:style>
    <style:style style:name="Tabella2.8" style:family="table-row">
      <style:table-row-properties style:min-row-height="0.42cm"/>
    </style:style>
    <style:style style:name="Tabella2.A8" style:family="table-cell">
      <style:table-cell-properties fo:padding="0.097cm" fo:border="none"/>
    </style:style>
    <style:style style:name="Tabella2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10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9.5cm" style:rel-column-width="32767*"/>
    </style:style>
    <style:style style:name="Tabella10.B" style:family="table-column">
      <style:table-column-properties style:column-width="9.5cm" style:rel-column-width="32768*"/>
    </style:style>
    <style:style style:name="Tabella10.A1" style:family="table-cell">
      <style:table-cell-properties fo:padding="0.097cm" fo:border="none"/>
    </style:style>
    <style:style style:name="Tabella7" style:family="table">
      <style:table-properties style:width="8.701cm" table:align="left"/>
    </style:style>
    <style:style style:name="Tabella7.A" style:family="table-column">
      <style:table-column-properties style:column-width="4.512cm"/>
    </style:style>
    <style:style style:name="Tabella7.B" style:family="table-column">
      <style:table-column-properties style:column-width="4.189cm"/>
    </style:style>
    <style:style style:name="Tabel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cccccc" fo:padding="0.097cm" fo:border="0.05pt solid #000000">
        <style:background-image/>
      </style:table-cell-properties>
    </style:style>
    <style:style style:name="Tabella7.2" style:family="table-row">
      <style:table-row-properties style:min-row-height="0.101cm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6.334cm" style:rel-column-width="21845*"/>
    </style:style>
    <style:style style:name="Tabella8.B" style:family="table-column">
      <style:table-column-properties style:column-width="6.334cm" style:rel-column-width="21844*"/>
    </style:style>
    <style:style style:name="Tabella8.C" style:family="table-column">
      <style:table-column-properties style:column-width="6.334cm" style:rel-column-width="21846*"/>
    </style:style>
    <style:style style:name="Tabel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C1" style:family="table-cell">
      <style:table-cell-properties fo:background-color="#cccccc" fo:padding="0.097cm" fo:border="0.05pt solid #000000">
        <style:background-image/>
      </style:table-cell-properties>
    </style:style>
    <style:style style:name="Tabella8.2" style:family="table-row">
      <style:table-row-properties style:min-row-height="0.011cm"/>
    </style:style>
    <style:style style:name="Tabella8.A2" style:family="table-cell">
      <style:table-cell-properties fo:padding="0cm" fo:border-left="0.05pt solid #000000" fo:border-right="none" fo:border-top="none" fo:border-bottom="0.05pt solid #000000"/>
    </style:style>
    <style:style style:name="Tabella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2.666cm" table:align="margins"/>
    </style:style>
    <style:style style:name="Tabella12.A" style:family="table-column">
      <style:table-column-properties style:column-width="6.332cm" style:rel-column-width="32767*"/>
    </style:style>
    <style:style style:name="Tabella12.B" style:family="table-column">
      <style:table-column-properties style:column-width="6.334cm" style:rel-column-width="32768*"/>
    </style:style>
    <style:style style:name="Tabella12.A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6.334cm" style:rel-column-width="21844*"/>
    </style:style>
    <style:style style:name="Tabella9.B" style:family="table-column">
      <style:table-column-properties style:column-width="12.666cm" style:rel-column-width="43691*"/>
    </style:style>
    <style:style style:name="Tabella9.A1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ella9.B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9.5cm" style:rel-column-width="32767*"/>
    </style:style>
    <style:style style:name="Tabella11.B" style:family="table-column">
      <style:table-column-properties style:column-width="9.5cm" style:rel-column-width="32768*"/>
    </style:style>
    <style:style style:name="Tabella11.1" style:family="table-row">
      <style:table-row-properties style:min-row-height="2.011cm"/>
    </style:style>
    <style:style style:name="Tabella1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Arial" fo:font-style="normal" officeooo:rsid="0006f374" officeooo:paragraph-rsid="0254a080" style:font-style-asian="normal" style:font-style-complex="normal"/>
    </style:style>
    <style:style style:name="P17" style:family="paragraph" style:parent-style-name="Standard">
      <style:text-properties style:font-name="Arial" fo:font-style="normal" officeooo:rsid="0006f374" officeooo:paragraph-rsid="0254a080" style:font-style-asian="normal" style:font-style-complex="normal"/>
    </style:style>
    <style:style style:name="P18" style:family="paragraph" style:parent-style-name="Standard">
      <style:text-properties style:font-name="Arial" fo:font-style="normal" officeooo:rsid="0008799b" officeooo:paragraph-rsid="0254a080" style:font-style-asian="normal" style:font-style-complex="normal"/>
    </style:style>
    <style:style style:name="P19" style:family="paragraph" style:parent-style-name="Standard">
      <style:text-properties style:font-name="Arial" fo:font-style="normal" style:text-underline-style="solid" style:text-underline-width="auto" style:text-underline-color="font-color" fo:font-weight="bold" officeooo:rsid="0006f374" officeooo:paragraph-rsid="0254a080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Arial" fo:font-style="italic" officeooo:rsid="0006f374" officeooo:paragraph-rsid="0254a080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2" style:family="paragraph" style:parent-style-name="Standard">
      <style:paragraph-properties fo:text-align="end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3" style:family="paragraph" style:parent-style-name="Standard">
      <style:text-properties style:font-name="Arial" fo:font-size="10pt" fo:font-style="normal" fo:font-weight="normal" officeooo:rsid="0008799b" officeooo:paragraph-rsid="0254a080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25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7" style:family="paragraph" style:parent-style-name="Table_20_Contents">
      <style:text-properties style:font-name="Arial" fo:font-weight="bold" officeooo:rsid="002b36d6" officeooo:paragraph-rsid="0254a080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officeooo:rsid="002b36d6" officeooo:paragraph-rsid="0254a080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weight="bold" officeooo:rsid="0006f374" officeooo:paragraph-rsid="0254a080" style:font-weight-asian="bold" style:font-weight-complex="bold"/>
    </style:style>
    <style:style style:name="P30" style:family="paragraph" style:parent-style-name="Table_20_Contents">
      <style:text-properties style:font-name="Arial" officeooo:rsid="0032c27e" officeooo:paragraph-rsid="0254a080"/>
    </style:style>
    <style:style style:name="P31" style:family="paragraph" style:parent-style-name="Table_20_Contents">
      <style:text-properties style:font-name="Arial" fo:font-size="9pt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weight="normal" officeooo:rsid="0006f374" officeooo:paragraph-rsid="0254a080" style:font-weight-asian="normal" style:font-weight-complex="normal"/>
    </style:style>
    <style:style style:name="P3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paragraph-rsid="02567a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2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0pt" fo:font-style="normal" style:text-underline-style="none" fo:font-weight="normal" officeooo:rsid="0008799b" officeooo:paragraph-rsid="0254a08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4d72b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/>
        <style:background-image/>
      </style:paragraph-properties>
      <style:text-properties style:font-name="Arial2" fo:font-size="8pt" officeooo:paragraph-rsid="024d72b5" style:font-size-asian="8pt" style:font-size-complex="8pt"/>
    </style:style>
    <style:style style:name="P9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4d72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0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5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10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110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1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113" style:family="paragraph" style:parent-style-name="Standard">
      <style:paragraph-properties fo:text-align="center" style:justify-single-word="false" fo:break-before="page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14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4a08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6" style:family="paragraph" style:parent-style-name="Standard">
      <style:paragraph-properties fo:text-align="end" style:justify-single-word="false"/>
      <style:text-properties style:use-window-font-color="true" style:font-name="Arial" fo:font-size="10pt" fo:font-style="normal" style:text-underline-style="none" fo:font-weight="bold" officeooo:rsid="00738a85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32c27e" officeooo:paragraph-rsid="025cec3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10pt" fo:font-style="normal" style:text-underline-style="none" fo:font-weight="bold" officeooo:rsid="0002ba08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0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2" style:family="text">
      <style:text-properties style:use-window-font-color="true" style:font-name="Arial2" fo:font-size="8pt" style:text-underline-style="none" fo:font-weight="bold" officeooo:rsid="00738a85" style:font-name-asian="SimSun" style:font-size-asian="8pt" style:font-weight-asian="bold" style:font-name-complex="Tahoma" style:font-size-complex="8pt" style:font-weight-complex="bold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7" style:family="text">
      <style:text-properties style:use-window-font-color="true" fo:font-size="5pt" fo:font-style="normal" style:text-underline-style="none" fo:font-weight="bold" officeooo:rsid="0002ba0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8" style:family="text">
      <style:text-properties style:use-window-font-color="true" style:text-underline-style="none" fo:font-weight="bold" style:font-name-asian="SimSun" style:font-weight-asian="bold" style:font-name-complex="Tahoma" style:font-weight-complex="bold"/>
    </style:style>
    <style:style style:name="T9" style:family="text">
      <style:text-properties style:use-window-font-color="true" style:text-underline-style="none" fo:font-weight="normal" officeooo:rsid="006dbc43" style:font-name-asian="SimSun" style:font-weight-asian="normal" style:font-name-complex="Tahoma" style:font-weight-complex="normal"/>
    </style:style>
    <style:style style:name="T10" style:family="text">
      <style:text-properties style:use-window-font-color="true" style:text-underline-style="none" fo:font-weight="normal" officeooo:rsid="0254a080" style:font-name-asian="SimSun" style:font-weight-asian="normal" style:font-name-complex="Tahoma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6dbc43" style:font-size-asian="9pt" style:font-size-complex="9pt"/>
    </style:style>
    <style:style style:name="T14" style:family="text">
      <style:text-properties fo:font-size="9pt" officeooo:rsid="006fb9aa" style:font-size-asian="9pt" style:font-size-complex="9pt"/>
    </style:style>
    <style:style style:name="T15" style:family="text">
      <style:text-properties fo:font-size="9pt" officeooo:rsid="007771e8" style:font-size-asian="9pt" style:font-size-complex="9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6fb9aa" style:font-size-asian="8pt" style:font-size-complex="8pt"/>
    </style:style>
    <style:style style:name="T18" style:family="text">
      <style:text-properties fo:font-size="8pt" officeooo:rsid="001a116f" style:font-size-asian="8pt" style:font-size-complex="8pt"/>
    </style:style>
    <style:style style:name="T19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20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fo:color="#000000" style:text-underline-style="none"/>
    </style:style>
    <style:style style:name="T23" style:family="text">
      <style:text-properties officeooo:rsid="007aacd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7771e8"/>
    </style:style>
    <style:style style:name="T27" style:family="text">
      <style:text-properties fo:font-size="6pt" fo:font-weight="normal" style:font-size-asian="6pt" style:font-weight-asian="normal" style:font-size-complex="6pt" style:font-weight-complex="normal"/>
    </style:style>
    <style:style style:name="T28" style:family="text">
      <style:text-properties officeooo:rsid="015c3c06"/>
    </style:style>
    <style:style style:name="T29" style:family="text">
      <style:text-properties officeooo:rsid="0002ba08"/>
    </style:style>
    <style:style style:name="T30" style:family="text">
      <style:text-properties style:font-name="Ubuntu Light" fo:font-size="6pt" style:font-size-asian="6pt" style:font-size-complex="6pt"/>
    </style:style>
    <style:style style:name="T31" style:family="text">
      <style:text-properties officeooo:rsid="000a05c1"/>
    </style:style>
    <style:style style:name="T32" style:family="text">
      <style:text-properties officeooo:rsid="002e4c0e"/>
    </style:style>
    <style:style style:name="T33" style:family="text">
      <style:text-properties officeooo:rsid="000ff735"/>
    </style:style>
    <style:style style:name="T34" style:family="text">
      <style:text-properties officeooo:rsid="000e47ef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95"><text:placeholder text:placeholder-type="text">&lt;get_language('CLIENTE', getLang())&gt;</text:placeholder></text:p>
          </table:table-cell>
          <table:table-cell table:style-name="Tabella3.B1" office:value-type="string">
            <text:p text:style-name="P96"><text:placeholder text:placeholder-type="text">&lt;get_language('PARTITA IVA', getLang())&gt;</text:placeholder></text:p>
          </table:table-cell>
          <table:table-cell table:style-name="Tabella3.C1" office:value-type="string">
            <text:p text:style-name="P86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104"/>
          </table:table-cell>
          <table:table-cell table:style-name="Tabella3.D1" table:number-rows-spanned="2" table:number-columns-spanned="2" office:value-type="string">
            <text:p text:style-name="P105"><text:placeholder text:placeholder-type="text">&lt;get_language('SPETT.LE', getLang())&gt;</text:placeholder></text:p>
            <text:p text:style-name="P109"><text:placeholder text:placeholder-type="text">&lt;o.partner_id.name&gt;</text:placeholder></text:p>
            <text:p text:style-name="P109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98"><text:placeholder text:placeholder-type="text">&lt;o.partner_id.sql_customer_code&gt;</text:placeholder></text:p>
          </table:table-cell>
          <table:table-cell table:style-name="Tabella3.B2" office:value-type="string">
            <text:p text:style-name="P99"><text:span text:style-name="T21"><text:s/></text:span><text:span text:style-name="T21"><text:placeholder text:placeholder-type="text">&lt;o.partner_id.vat if o.partner_id.vat else ''&gt;</text:placeholder></text:span><text:span text:style-name="T21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91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4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86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106"><text:span text:style-name="T22"><text:placeholder text:placeholder-type="text">&lt;o.partner_id.zip&gt;</text:placeholder></text:span><text:span text:style-name="T22"> </text:span><text:span text:style-name="T22"><text:placeholder text:placeholder-type="text">&lt;o.partner_id.city&gt;</text:placeholder></text:span><text:span text:style-name="T22"> </text:span><text:span text:style-name="T22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107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97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2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106"/>
          </table:table-cell>
          <table:table-cell table:style-name="Tabella3.D1" table:number-rows-spanned="3" table:number-columns-spanned="2" office:value-type="string">
            <text:p text:style-name="P111"><text:span text:style-name="T27"><text:placeholder text:placeholder-type="text">&lt;if test="o.destination_partner_id"&gt;</text:placeholder></text:span><text:span text:style-name="T29"><text:placeholder text:placeholder-type="text">&lt;get_language('DESTINATARIO', getLang())&gt;</text:placeholder></text:span><text:span text:style-name="T27"><text:placeholder text:placeholder-type="text">&lt;/if&gt;</text:placeholder></text:span></text:p>
            <text:p text:style-name="P112"><text:placeholder text:placeholder-type="text">&lt;o.destination_partner_id.name&gt;</text:placeholder></text:p>
            <text:p text:style-name="P112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4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9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36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79"><text:placeholder text:placeholder-type="text">&lt;'%s' %(o.used_bank_id.bank_name) if o.used_bank_id else ''&gt;</text:placeholder></text:p>
            <text:p text:style-name="P80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81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57"/>
          </table:table-cell>
          <table:table-cell table:style-name="Tabella3.D1" office:value-type="string">
            <text:p text:style-name="P57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58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100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9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50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39">U.M.</text:p>
            </table:table-cell>
            <table:table-cell table:style-name="Tabella1.A1" office:value-type="string">
              <text:p text:style-name="P52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51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51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51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51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5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5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4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61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61"/>
          </table:table-cell>
          <table:table-cell table:style-name="Tabella1.B7" table:number-columns-spanned="8" office:value-type="string">
            <text:p text:style-name="P67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37"><text:placeholder text:placeholder-type="text">&lt;l.product_id.default_code or ''&gt;</text:placeholder></text:p>
          </table:table-cell>
          <table:table-cell table:style-name="Tabella1.B9" office:value-type="string">
            <text:p text:style-name="P24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6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8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110"><text:s/><text:span text:style-name="T12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68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63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69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62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25"><text:span text:style-name="T25"><text:placeholder text:placeholder-type="text">&lt;('%s' % l.product_id.colour.strip()) if l.product_id.colour else ''&gt;</text:placeholder></text:span><text:span text:style-name="T25"> </text:span><text:span text:style-name="T3"><text:placeholder text:placeholder-type="text">&lt;('\n%s' % l.text_note_post.strip()) if l.text_note_post else ''&gt;</text:placeholder></text:span><text:span text:style-name="T6"><text:placeholder text:placeholder-type="text">&lt;"\n%s" % l.product_id.fsc_certified_id.text if l.product_id.fsc_certified_id and company.fsc_certified and company.fsc_from_date&lt;= o.date_invoice else ''&gt;</text:placeholder></text:span><text:span text:style-name="T6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6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102"><text:placeholder text:placeholder-type="text">&lt;get_language('ALIQ', getLang())&gt;</text:placeholder></text:p>
          </table:table-cell>
          <table:table-cell table:style-name="Tabella2.A1" office:value-type="string">
            <text:p text:style-name="P102"><text:placeholder text:placeholder-type="text">&lt;get_language('IMPONIBILE', getLang())&gt;</text:placeholder></text:p>
          </table:table-cell>
          <table:table-cell table:style-name="Tabella2.A1" office:value-type="string">
            <text:p text:style-name="P102"><text:placeholder text:placeholder-type="text">&lt;get_language('IMPOSTA', getLang())&gt;</text:placeholder></text:p>
          </table:table-cell>
          <table:table-cell table:style-name="Tabella2.D1" office:value-type="string">
            <text:p text:style-name="P103"><text:placeholder text:placeholder-type="text">&lt;get_language('COLLI', getLang())&gt;</text:placeholder></text:p>
          </table:table-cell>
          <table:table-cell table:style-name="Tabella2.D1" office:value-type="string">
            <text:p text:style-name="P103"><text:placeholder text:placeholder-type="text">&lt;get_language('VALUTA', getLang())&gt;</text:placeholder></text:p>
          </table:table-cell>
          <table:table-cell table:style-name="Tabella2.D1" office:value-type="string">
            <text:p text:style-name="P102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102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76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4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65"><text:span text:style-name="T26"><text:placeholder text:placeholder-type="text">&lt;o.currency_id.symbol or ''&gt;</text:placeholder></text:span><text:span text:style-name="T15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66"><text:span text:style-name="T26"><text:placeholder text:placeholder-type="text">&lt;o.currency_id.symbol or ''&gt;</text:placeholder></text:span><text:span text:style-name="T15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7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78"/>
          </table:table-cell>
          <table:covered-table-cell/>
          <table:covered-table-cell/>
          <table:table-cell table:style-name="Tabella2.D2" office:value-type="string">
            <text:p text:style-name="P54"><text:placeholder text:placeholder-type="text">&lt;o.parcels&gt;</text:placeholder></text:p>
          </table:table-cell>
          <table:table-cell table:style-name="Tabella2.D2" office:value-type="string">
            <text:p text:style-name="P72"><text:placeholder text:placeholder-type="text">&lt;o.currency_id.name or ''&gt;</text:placeholder></text:p>
          </table:table-cell>
          <table:table-cell table:style-name="Tabella2.D2" office:value-type="string">
            <text:p text:style-name="P108"/>
          </table:table-cell>
          <table:table-cell table:style-name="Tabella2.G2" table:number-columns-spanned="3" office:value-type="string">
            <text:p text:style-name="P73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101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53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101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55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70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71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56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74"><text:span text:style-name="T20"><text:placeholder text:placeholder-type="text">&lt;if test="o.partner_id.split_payment"&gt;</text:placeholder></text:span><text:span text:style-name="T29"><text:placeholder text:placeholder-type="text">&lt;'+ ' if o.type=='out_refund' else '-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text:soft-page-break/><text:span text:style-name="T20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3" office:value-type="string">
            <text:p text:style-name="P87"><text:placeholder text:placeholder-type="text">&lt;get_language('PORTO', getLang())&gt;</text:placeholder></text:p>
          </table:table-cell>
          <table:covered-table-cell/>
          <table:covered-table-cell/>
          <table:table-cell table:style-name="Tabella2.D1" table:number-columns-spanned="2" office:value-type="string">
            <text:p text:style-name="P88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88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92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3" office:value-type="string">
            <text:p text:style-name="P93"><text:placeholder text:placeholder-type="text">&lt;o.carriage_condition_id.name or ''&gt;</text:placeholder></text:p>
          </table:table-cell>
          <table:covered-table-cell/>
          <table:covered-table-cell/>
          <table:table-cell table:style-name="Tabella2.D2" table:number-columns-spanned="2" office:value-type="string">
            <text:p text:style-name="P84"/>
          </table:table-cell>
          <table:covered-table-cell/>
          <table:table-cell table:style-name="Tabella2.D2" office:value-type="string">
            <text:p text:style-name="P84"/>
          </table:table-cell>
          <table:table-cell table:style-name="Tabella2.G6" table:number-rows-spanned="2" table:number-columns-spanned="3" office:value-type="string">
            <text:p text:style-name="P83"><text:span text:style-name="T29"><text:placeholder text:placeholder-type="text">&lt;'- ' if o.type=='out_refund' else ''&gt;</text:placeholder></text:span><text:placeholder text:placeholder-type="text">&lt;o.currency_id.symbol or ''&gt;</text:placeholder><text:span text:style-name="T24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6" office:value-type="string">
            <text:p text:style-name="P89"><text:span text:style-name="T7"><text:placeholder text:placeholder-type="text">&lt;get_language('INCARICATO DEL TRASPORTO', getLang())&gt;</text:placeholder></text:span><text:span text:style-name="T7"><text:line-break/></text:span><text:span text:style-name="T5"><text:placeholder text:placeholder-type="text">&lt;get_language('MEZZO', getLang())&gt;</text:placeholder></text:span><text:span text:style-name="T28">: </text:span><text:span text:style-name="T4"><text:placeholder text:placeholder-type="text">&lt;o.transportation_method_id.name or ''&gt;</text:placeholder></text:span><text:span text:style-name="T4"> </text:span><text:placeholder text:placeholder-type="text">&lt;get_vector_data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9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8" office:value-type="string">
            <text:p text:style-name="P34"><text:span text:style-name="T29"><text:placeholder text:placeholder-type="text">&lt;get_language('NOTE', getLang())&gt;</text:placeholder></text:span><text:span text:style-name="T19"><text:placeholder text:placeholder-type="text">&lt;return_note(o.text_note_post)&gt;</text:placeholder></text:span><text:span text:style-name="T23"> </text:span><text:span text:style-name="T19"><text:placeholder text:placeholder-type="text">&lt;template_substitute(o, return_note(o.partner_id.property_account_position.text_note_invoice))&gt;</text:placeholder></text:span><text:span text:style-name="T18"><text:placeholder text:placeholder-type="text">&lt;template_substitute(o, return_note(o.partner_id.property_account_position.text_comment_invoice))&gt;</text:placeholder></text:span><text:span text:style-name="T18"><text:placeholder text:placeholder-type="text">&lt;'\n%s' % company.xfc_document_note if company.fsc_certified or company.pefc_certified else ''&gt;</text:placeholder></text:span><text:span text:style-name="T18"><text:placeholder text:placeholder-type="text">&lt;'\nOperazione soggetta alla scissione dei pagamenti. Art. 17 ter DPR633/72' if o.partner_id.split_payment else ''&gt;</text:placeholder></text:span><text:span text:style-name="T18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9" office:value-type="string">
            <text:p text:style-name="P90"/>
            <text:p text:style-name="P85"/>
          </table:table-cell>
        </table:table-row>
        <table:table-row table:style-name="Tabella2.10">
          <table:table-cell table:style-name="Tabella2.G2" table:number-columns-spanned="9" office:value-type="string">
            <text:p text:style-name="P42">Privacy: <text:s/><text:span text:style-name="T30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4"><text:placeholder text:placeholder-type="text">&lt;if test="has_intra_cee_page(o)"&gt;</text:placeholder></text:p>
      <text:p text:style-name="P44"/>
      <text:p text:style-name="P113">Please print this document on letterhead</text:p>
      <text:p text:style-name="P15">--------------------------------------------------------------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1"/>
          </table:table-cell>
          <table:table-cell table:style-name="Tabella10.A1" office:value-type="string">
            <text:p text:style-name="P21"><text:span text:style-name="T8"><text:placeholder text:placeholder-type="text">&lt;company.name&gt;</text:placeholder></text:span><text:span text:style-name="T8"> </text:span></text:p>
            <text:p text:style-name="P114"><text:placeholder text:placeholder-type="text">&lt;company.street&gt;</text:placeholder></text:p>
            <text:p text:style-name="P21"><text:span text:style-name="T9"><text:placeholder text:placeholder-type="text">&lt;company.zip&gt;</text:placeholder></text:span><text:span text:style-name="T9"> </text:span><text:span text:style-name="T9"><text:placeholder text:placeholder-type="text">&lt;company.city&gt;</text:placeholder></text:span><text:span text:style-name="T9"> (</text:span><text:span text:style-name="T9"><text:placeholder text:placeholder-type="text">&lt;company.state_id.code&gt;</text:placeholder></text:span><text:span text:style-name="T9">) </text:span><text:span text:style-name="T9"><text:placeholder text:placeholder-type="text">&lt;company.country_id.name&gt;</text:placeholder></text:span><text:span text:style-name="T9"> <text:line-break/></text:span><text:span text:style-name="T10">Tel.: </text:span><text:span text:style-name="T9"><text:placeholder text:placeholder-type="text">&lt;company.phone&gt;</text:placeholder></text:span><text:span text:style-name="T9"> </text:span></text:p>
            <text:p text:style-name="P21"><text:span text:style-name="T10">Fax.: </text:span><text:span text:style-name="T9"><text:placeholder text:placeholder-type="text">&lt;company.fax&gt;</text:placeholder></text:span><text:span text:style-name="T9"> - </text:span><text:span text:style-name="T9"><text:placeholder text:placeholder-type="text">&lt;company.email&gt;</text:placeholder></text:span></text:p>
            <text:p text:style-name="P21"><text:span text:style-name="T9">C.F. - P. IVA e Reg. Imp <text:s/></text:span><text:span text:style-name="T9"><text:placeholder text:placeholder-type="text">&lt;company.vat&gt;</text:placeholder></text:span></text:p>
          </table:table-cell>
        </table:table-row>
      </table:table>
      <text:p text:style-name="P21"><text:tab/><text:tab/><text:tab/><text:tab/><text:tab/><text:tab/><text:tab/><text:tab/><text:tab/><text:tab/></text:p>
      <text:p text:style-name="P22"><text:tab/><text:tab/><text:tab/><text:tab/><text:tab/><text:tab/><text:tab/><text:tab/><text:tab/><text:tab/><text:span text:style-name="T34">Date </text:span><text:span text:style-name="T2"><text:placeholder text:placeholder-type="text">&lt;formatLang(o.date_invoice, date=True) if o.date_invoice else ""&gt;</text:placeholder></text:span></text:p>
      <text:p text:style-name="P20"/>
      <text:p text:style-name="P20"/>
      <text:p text:style-name="P19">OBJECT: ACKNOLEDGED RECEIPT OF GOODS</text:p>
      <text:p text:style-name="P17"/>
      <text:p text:style-name="P16">We acknoledge the receipt of the goods described <text:span text:style-name="T31">i</text:span>n the invoice:</text:p>
      <text:p text:style-name="P17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9">INVOICE NR</text:p>
          </table:table-cell>
          <table:table-cell table:style-name="Tabella7.B1" office:value-type="string">
            <text:p text:style-name="P29">DATE</text:p>
          </table:table-cell>
        </table:table-row>
        <table:table-row table:style-name="Tabella7.2">
          <table:table-cell table:style-name="Tabella7.A2" office:value-type="string">
            <text:p text:style-name="P119"><text:placeholder text:placeholder-type="text">&lt;'%s / %s %s' % (o.number.split('/')[-3],o.number.split('/')[-1], ' / S' if 'S/' in o.number else '')&gt;</text:placeholder></text:p>
          </table:table-cell>
          <table:table-cell table:style-name="Tabella7.B2" office:value-type="string">
            <text:p text:style-name="P116"><text:placeholder text:placeholder-type="text">&lt;formatLang(o.date_invoice, date=True) if o.date_invoice else ""&gt;</text:placeholder></text:p>
          </table:table-cell>
        </table:table-row>
      </table:table>
      <text:p text:style-name="P17"/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p text:style-name="P28">ITEM</text:p>
          </table:table-cell>
          <table:table-cell table:style-name="Tabella8.A1" office:value-type="string">
            <text:p text:style-name="P28">QUANTITY</text:p>
          </table:table-cell>
          <table:table-cell table:style-name="Tabella8.C1" office:value-type="string">
            <text:p text:style-name="P29">NAME OF THE GOODS</text:p>
          </table:table-cell>
        </table:table-row>
        <table:table-row table:style-name="Tabella8.2">
          <table:table-cell table:style-name="Tabella8.A2" table:number-columns-spanned="2" office:value-type="string">
            <table:table table:name="Tabella12" table:style-name="Tabella12">
              <table:table-column table:style-name="Tabella12.A"/>
              <table:table-column table:style-name="Tabella12.B"/>
              <table:table-row>
                <table:table-cell table:style-name="Tabella12.A1" table:number-columns-spanned="2" office:value-type="string">
                  <text:p text:style-name="P115"><text:placeholder text:placeholder-type="text">&lt;for each="l in o.invoice_line"&gt;</text:placeholder></text:p>
                </table:table-cell>
                <table:covered-table-cell/>
              </table:table-row>
              <table:table-row>
                <table:table-cell table:style-name="Tabella12.A2" office:value-type="string">
                  <text:p text:style-name="P40"><text:placeholder text:placeholder-type="text">&lt;l.product_id.default_code or ''&gt;</text:placeholder></text:p>
                </table:table-cell>
                <table:table-cell table:style-name="Tabella12.B2" office:value-type="string">
                  <text:p text:style-name="P117"><text:placeholder text:placeholder-type="text">&lt;formatLang(l.quantity, digits=0)&gt;</text:placeholder></text:p>
                </table:table-cell>
              </table:table-row>
              <table:table-row>
                <table:table-cell table:style-name="Tabella12.B2" table:number-columns-spanned="2" office:value-type="string">
                  <text:p text:style-name="P115"><text:placeholder text:placeholder-type="text">&lt;/for&gt;</text:placeholder></text:p>
                </table:table-cell>
                <table:covered-table-cell/>
              </table:table-row>
            </table:table>
            <text:p text:style-name="P27"/>
          </table:table-cell>
          <table:covered-table-cell/>
          <table:table-cell table:style-name="Tabella8.C2" office:value-type="string">
            <text:p text:style-name="P32">Garden's furniture</text:p>
          </table:table-cell>
        </table:table-row>
      </table:table>
      <text:p text:style-name="P17"/>
      <text:p text:style-name="P17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28">TOTAL CARTONS</text:p>
          </table:table-cell>
          <table:table-cell table:style-name="Tabella9.B1" office:value-type="string">
            <text:p text:style-name="P28">PALLETS</text:p>
          </table:table-cell>
        </table:table-row>
        <table:table-row>
          <table:table-cell table:style-name="Tabella9.A2" office:value-type="string">
            <text:p text:style-name="P30"/>
          </table:table-cell>
          <table:table-cell table:style-name="Tabella9.B2" office:value-type="string">
            <text:p text:style-name="P118"><text:placeholder text:placeholder-type="text">&lt;intra_cee_total_pallet&gt;</text:placeholder></text:p>
          </table:table-cell>
        </table:table-row>
      </table:table>
      <text:p text:style-name="P17"/>
      <text:p text:style-name="P17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8"><text:span text:style-name="T32">P</text:span>lace and date of the received goods</text:p>
            <text:p text:style-name="P18"/>
            <text:p text:style-name="P18"/>
            <text:p text:style-name="P18">……………………………………..</text:p>
          </table:table-cell>
          <table:table-cell table:style-name="Tabella11.A1" office:value-type="string">
            <text:p text:style-name="P18">Name and surname of the recipient <text:span text:style-name="T33">who accepted the delivery of the goods on our behalf</text:span></text:p>
            <text:p text:style-name="P18"/>
            <text:p text:style-name="P18">………………………………………</text:p>
          </table:table-cell>
        </table:table-row>
        <table:table-row>
          <table:table-cell table:style-name="Tabella11.A1" office:value-type="string">
            <text:p text:style-name="P18"/>
          </table:table-cell>
          <table:table-cell table:style-name="Tabella11.A1" office:value-type="string">
            <text:p text:style-name="P18">Signature and stamp</text:p>
            <text:p text:style-name="P23"/>
            <text:p text:style-name="P43">………………………………………</text:p>
          </table:table-cell>
        </table:table-row>
      </table:table>
      <text:p text:style-name="P45"><text:placeholder text:placeholder-type="text">&lt;/if&gt;</text:placeholder></text:p>
      <text:p text:style-name="P45"><text:placeholder text:placeholder-type="text">&lt;if test="o.id != objects[-1].id"&gt;</text:placeholder></text:p>
      <text:p text:style-name="P46"/>
      <text:p text:style-name="P48"/>
      <text:p text:style-name="P46"><text:placeholder text:placeholder-type="text">&lt;/if&gt;</text:placeholder></text:p>
      <text:p text:style-name="P4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4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5</text:page-number></text:span><text:span text:style-name="MT1"> di </text:span><text:span text:style-name="MT1"><text:page-count>5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16:18:28.840988197</dc:date>
    <meta:editing-duration>P7DT12H30M49S</meta:editing-duration>
    <meta:editing-cycles>1119</meta:editing-cycles>
    <meta:generator>LibreOffice/4.3.3.2$Linux_X86_64 LibreOffice_project/430m0$Build-2</meta:generator>
    <dc:creator>thebrush </dc:creator>
    <meta:document-statistic meta:table-count="12" meta:image-count="0" meta:object-count="0" meta:page-count="5" meta:paragraph-count="129" meta:word-count="612" meta:character-count="7303" meta:non-whitespace-character-count="6785"/>
    <meta:user-defined meta:name="Info 1"/>
    <meta:user-defined meta:name="Info 2"/>
    <meta:user-defined meta:name="Info 3"/>
    <meta:user-defined meta:name="Info 4"/>
  </office:meta>
</office:document-meta>
</file>